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officeooo:rsid="0045f9e8" officeooo:paragraph-rsid="0017d34c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7d34c" officeooo:paragraph-rsid="0017d34c"/>
    </style:style>
    <style:style style:name="P3" style:family="paragraph" style:parent-style-name="Standard">
      <style:paragraph-properties fo:text-align="start" style:justify-single-word="false"/>
      <style:text-properties style:font-name="Calibri" officeooo:rsid="0047a9f8" officeooo:paragraph-rsid="0047a9f8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officeooo:rsid="0047a9f8" officeooo:paragraph-rsid="0047a9f8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officeooo:rsid="0047d86c" officeooo:paragraph-rsid="0047d86c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Calibri" officeooo:rsid="0048c199" officeooo:paragraph-rsid="0048c199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 officeooo:rsid="004a4669" officeooo:paragraph-rsid="004a4669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libri" officeooo:rsid="004c1b86" officeooo:paragraph-rsid="004c1b86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ibri" officeooo:rsid="004d3e70" officeooo:paragraph-rsid="004d3e70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libri" officeooo:rsid="004df0e2" officeooo:paragraph-rsid="004df0e2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libri" officeooo:rsid="004e23af" officeooo:paragraph-rsid="004e23af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" officeooo:rsid="004fa195" officeooo:paragraph-rsid="004fa195"/>
    </style:style>
    <style:style style:name="T1" style:family="text">
      <style:text-properties officeooo:rsid="0047a9f8"/>
    </style:style>
    <style:style style:name="T2" style:family="text">
      <style:text-properties officeooo:rsid="0048c199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543c84" fo:background-color="#ffff00" loext:char-shading-value="0"/>
    </style:style>
    <style:style style:name="T5" style:family="text">
      <style:text-properties officeooo:rsid="004c1b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união <text:span text:style-name="T1">04/05/16</text:span> – Lisandrea</text:p>
      <text:p text:style-name="P1"/>
      <text:p text:style-name="P3">Cadastro de Atividades <text:span text:style-name="T5">(Documento Critério da Ações)</text:span></text:p>
      <text:list xml:id="list5915200705624469887" text:style-name="L1">
        <text:list-item>
          <text:p text:style-name="P4">Há projetos de pesquisas que não envolvem usuários</text:p>
        </text:list-item>
        <text:list-item>
          <text:p text:style-name="P5">No modelo atual: <text:span text:style-name="T2">Na equipe</text:span> <text:span text:style-name="T2">há o número de alunos envolvido mas não os nomes</text:span></text:p>
        </text:list-item>
        <text:list-item>
          <text:p text:style-name="P6">Há a necessidade de armazenar a informação sobre quantos responsáveis já passaram pelo projeto?</text:p>
        </text:list-item>
        <text:list-item>
          <text:p text:style-name="P7">Informações/cadastro da equipe (<text:span text:style-name="T4">em dúvida</text:span>)</text:p>
        </text:list-item>
        <text:list-item>
          <text:p text:style-name="P6">Vários colaboradores podem realizar o atendimento</text:p>
        </text:list-item>
        <text:list-item>
          <text:p text:style-name="P7">Tipos de atividade: pesquisa, extensão, graduação, <text:span text:style-name="T3">outro</text:span></text:p>
        </text:list-item>
        <text:list-item>
          <text:p text:style-name="P8">Campo ‘observação’ para o motivo de encerramento da atividade</text:p>
        </text:list-item>
        <text:list-item>
          <text:p text:style-name="P9">Público-alvo e Critérios</text:p>
          <text:list>
            <text:list-item>
              <text:p text:style-name="P10">Pode ser alterado</text:p>
            </text:list-item>
            <text:list-item>
              <text:p text:style-name="P11">Texto</text:p>
            </text:list-item>
          </text:list>
        </text:list-item>
        <text:list-item>
          <text:p text:style-name="P10">Há alteração no documento da atividade? → perda de informações (histórico) sobre a atividade</text:p>
        </text:list-item>
        <text:list-item>
          <text:p text:style-name="P12">Restrições de critér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2.2$Windows_x86 LibreOffice_project/d3bf12ecb743fc0d20e0be0c58ca359301eb705f</meta:generator>
    <dc:date>2016-05-09T08:11:29.541000000</dc:date>
    <meta:editing-duration>PT3H24M13S</meta:editing-duration>
    <meta:editing-cycles>23</meta:editing-cycles>
    <meta:document-statistic meta:table-count="0" meta:image-count="0" meta:object-count="0" meta:page-count="1" meta:paragraph-count="14" meta:word-count="110" meta:character-count="680" meta:non-whitespace-character-count="595"/>
  </office:meta>
</office:document-meta>
</file>